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style:font-name="Ubuntu" fo:font-size="18pt" officeooo:rsid="001601b6" officeooo:paragraph-rsid="001601b6"/>
    </style:style>
    <style:style style:name="P3" style:family="paragraph" style:parent-style-name="Standard" style:list-style-name="L1">
      <style:text-properties officeooo:rsid="001601b6" officeooo:paragraph-rsid="001601b6"/>
    </style:style>
    <style:style style:name="P4" style:family="paragraph" style:parent-style-name="Standard">
      <style:text-properties officeooo:paragraph-rsid="0013a93e"/>
    </style:style>
    <style:style style:name="P5" style:family="paragraph" style:parent-style-name="Standard">
      <style:text-properties officeooo:rsid="0013a93e" officeooo:paragraph-rsid="0013a93e"/>
    </style:style>
    <style:style style:name="T1" style:family="text">
      <style:text-properties officeooo:rsid="001601b6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601b6"/>
    </style:style>
    <style:style style:name="T4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Activity 1: Basic Differentiation Rules</text:p>
      <text:p text:style-name="P4"><text:span text:style-name="T1">March 30</text:span><text:span text:style-name="T2"> 2021</text:span></text:p>
      <text:p text:style-name="P1"/>
      <text:list xml:id="list816463545" text:style-name="L1">
        <text:list-item>
          <text:p text:style-name="P3">Page 111-13</text:p>
        </text:list-item>
        <text:list-item>
          <text:p text:style-name="P3">Find the derivative of f(x)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5:43:56.060898017</meta:creation-date>
    <dc:title>BAG</dc:title>
    <meta:editing-duration>PT2M22S</meta:editing-duration>
    <meta:editing-cycles>2</meta:editing-cycles>
    <meta:generator>LibreOffice/6.4.6.2$Linux_X86_64 LibreOffice_project/40$Build-2</meta:generator>
    <meta:initial-creator>Ahmad Badron</meta:initial-creator>
    <dc:date>2021-03-30T15:46:07.798932412</dc:date>
    <dc:creator>Ahmad Badron</dc:creator>
    <meta:document-statistic meta:table-count="0" meta:image-count="0" meta:object-count="0" meta:page-count="1" meta:paragraph-count="5" meta:word-count="22" meta:character-count="122" meta:non-whitespace-character-count="107"/>
    <meta:template xlink:type="simple" xlink:actuate="onRequest" xlink:title="BAG" xlink:href="../../../../../../../Templates/BAG.ott" meta:date="2021-03-30T15:43:51.054466935"/>
  </office:meta>
</office:document-meta>
</file>